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00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Arrow" draw:marker-end="Arrow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gr9" style:family="graphic" style:parent-style-name="standard">
      <style:graphic-properties svg:stroke-color="#0000ff" draw:marker-start=""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54cm" draw:marker-start-width="0.581cm" draw:marker-end="Arrow" draw:marker-end-width="0.681cm" draw:textarea-horizontal-align="center" draw:textarea-vertical-align="middle" fo:padding-top="0.252cm" fo:padding-bottom="0.252cm" fo:padding-left="0.377cm" fo:padding-right="0.377cm"/>
    </style:style>
    <style:style style:name="gr12" style:family="graphic" style:parent-style-name="objectwithoutfill">
      <style:graphic-properties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start="Arrowheads_20_1" draw:marker-end="Arrowheads_20_1" draw:marker-end-width="0.3cm" draw:fill="none" draw:textarea-horizontal-align="center" draw:textarea-vertical-align="middle"/>
    </style:style>
    <style:style style:name="gr1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800000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8000" fo:font-size="14pt" style:font-size-asian="14pt" style:font-size-complex="14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0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915cm" svg:y1="16.34cm" svg:x2="10.29cm" svg:y2="12.53cm">
          <text:p/>
        </draw:line>
        <draw:line draw:style-name="gr2" draw:text-style-name="P1" draw:layer="layout" svg:x1="5.345cm" svg:y1="15.07cm" svg:x2="8.52cm" svg:y2="17.61cm">
          <text:p/>
        </draw:line>
        <draw:line draw:style-name="gr2" draw:text-style-name="P1" draw:layer="layout" svg:x1="13.065cm" svg:y1="6.715cm" svg:x2="16.24cm" svg:y2="9.255cm">
          <text:p/>
        </draw:line>
        <draw:line draw:style-name="gr2" draw:text-style-name="P1" draw:layer="layout" svg:x1="8.62cm" svg:y1="17.51cm" svg:x2="16.24cm" svg:y2="9.255cm">
          <text:p/>
        </draw:line>
        <draw:line draw:style-name="gr3" draw:text-style-name="P1" draw:layer="layout" svg:x1="10.29cm" svg:y1="6.08cm" svg:x2="10.29cm" svg:y2="2.905cm">
          <text:p/>
        </draw:line>
        <draw:frame draw:style-name="gr4" draw:layer="layout" svg:width="2.051cm" svg:height="0.962cm" svg:x="9.12cm" svg:y="1.743cm">
          <draw:text-box>
            <text:p>North</text:p>
          </draw:text-box>
        </draw:frame>
        <draw:path draw:style-name="gr5" draw:text-style-name="P1" draw:layer="layout" svg:width="3.174cm" svg:height="1.915cm" svg:x="10.325cm" svg:y="4.364cm" svg:viewBox="0 0 3175 1916" svg:d="m0 1c476-13 946 87 1417 174 401 75 727 361 1021 662s563 656 737 1079v0">
          <text:p/>
        </draw:path>
        <draw:line draw:style-name="gr6" draw:text-style-name="P1" draw:layer="layout" svg:x1="12.43cm" svg:y1="7.35cm" svg:x2="13.865cm" svg:y2="5.916cm">
          <text:p/>
        </draw:line>
        <draw:frame draw:style-name="gr4" draw:layer="layout" svg:width="1.344cm" svg:height="0.962cm" svg:x="12.43cm" svg:y="3.54cm">
          <draw:text-box>
            <text:p>phi</text:p>
          </draw:text-box>
        </draw:frame>
        <draw:frame draw:style-name="gr4" draw:layer="layout" svg:width="0.642cm" svg:height="0.962cm" svg:x="12.765cm" svg:y="13.9cm">
          <draw:text-box>
            <text:p>l</text:p>
          </draw:text-box>
        </draw:frame>
        <draw:frame draw:style-name="gr4" draw:layer="layout" svg:width="0.853cm" svg:height="0.962cm" svg:x="5.715cm" svg:y="16.775cm">
          <draw:text-box>
            <text:p>d</text:p>
          </draw:text-box>
        </draw:frame>
        <draw:line draw:style-name="gr7" draw:text-style-name="P1" draw:layer="layout" svg:x1="9.99cm" svg:y1="18.58cm" svg:x2="17.54cm" svg:y2="10.256cm">
          <text:p/>
        </draw:line>
        <draw:line draw:style-name="gr6" draw:text-style-name="P1" draw:layer="layout" svg:x1="7.315cm" svg:y1="18.915cm" svg:x2="9.255cm" svg:y2="16.875cm">
          <text:p/>
        </draw:line>
        <draw:line draw:style-name="gr6" draw:text-style-name="P1" draw:layer="layout" svg:x1="4.215cm" svg:y1="16.215cm" svg:x2="6.155cm" svg:y2="14.175cm">
          <text:p/>
        </draw:line>
        <draw:line draw:style-name="gr7" draw:text-style-name="P1" draw:layer="layout" svg:x1="4.246cm" svg:y1="16.37cm" svg:x2="7.421cm" svg:y2="18.91cm">
          <text:p/>
        </draw:line>
        <draw:line draw:style-name="gr8" draw:text-style-name="P1" draw:layer="layout" svg:x1="6.747cm" svg:y1="16.17cm" svg:x2="9.922cm" svg:y2="18.71cm">
          <text:p/>
        </draw:line>
        <draw:line draw:style-name="gr8" draw:text-style-name="P1" draw:layer="layout" svg:x1="14.435cm" svg:y1="7.785cm" svg:x2="17.61cm" svg:y2="10.325cm">
          <text:p/>
        </draw:line>
        <draw:line draw:style-name="gr9" draw:text-style-name="P1" draw:layer="layout" svg:x1="10.29cm" svg:y1="12.43cm" svg:x2="10.29cm" svg:y2="8.62cm">
          <text:p/>
        </draw:line>
        <draw:line draw:style-name="gr9" draw:text-style-name="P1" draw:layer="layout" svg:x1="10.29cm" svg:y1="12.43cm" svg:x2="12.195cm" svg:y2="12.43cm">
          <text:p/>
        </draw:line>
        <draw:frame draw:style-name="gr10" draw:text-style-name="P2" draw:layer="layout" svg:width="2.005cm" svg:height="0.962cm" svg:x="9.855cm" svg:y="12.565cm">
          <draw:text-box>
            <text:p><text:span text:style-name="T1">x0,y0</text:span></text:p>
          </draw:text-box>
        </draw:frame>
        <draw:frame draw:style-name="gr4" draw:text-style-name="P2" draw:layer="layout" svg:width="0.815cm" svg:height="0.962cm" svg:x="11.93cm" svg:y="11.895cm">
          <draw:text-box>
            <text:p><text:span text:style-name="T1">x</text:span></text:p>
          </draw:text-box>
        </draw:frame>
        <draw:frame draw:style-name="gr4" draw:text-style-name="P2" draw:layer="layout" svg:width="0.811cm" svg:height="0.962cm" svg:x="9.905cm" svg:y="7.658cm">
          <draw:text-box>
            <text:p><text:span text:style-name="T1">y</text:span></text:p>
          </draw:text-box>
        </draw:frame>
        <draw:frame draw:style-name="gr10" draw:text-style-name="P2" draw:layer="layout" svg:width="2.005cm" svg:height="0.962cm" svg:x="2.788cm" svg:y="14.335cm">
          <draw:text-box>
            <text:p><text:span text:style-name="T1">x1,y1</text:span></text:p>
          </draw:text-box>
        </draw:frame>
        <draw:frame draw:style-name="gr10" draw:text-style-name="P2" draw:layer="layout" svg:width="2.005cm" svg:height="0.962cm" svg:x="7.868cm" svg:y="17.818cm">
          <draw:text-box>
            <text:p><text:span text:style-name="T1">x2,y2</text:span></text:p>
          </draw:text-box>
        </draw:frame>
        <draw:frame draw:style-name="gr10" draw:text-style-name="P2" draw:layer="layout" svg:width="2.005cm" svg:height="0.962cm" svg:x="16.24cm" svg:y="8.62cm">
          <draw:text-box>
            <text:p><text:span text:style-name="T1">x3,y3</text:span></text:p>
          </draw:text-box>
        </draw:frame>
        <draw:frame draw:style-name="gr10" draw:text-style-name="P2" draw:layer="layout" svg:width="2.005cm" svg:height="0.962cm" svg:x="13.248cm" svg:y="6.153cm">
          <draw:text-box>
            <text:p><text:span text:style-name="T1">x4,y4</text:span></text:p>
          </draw:text-box>
        </draw:frame>
        <draw:frame draw:style-name="gr4" draw:layer="layout" svg:width="10.806cm" svg:height="5.939cm" svg:x="5.405cm" svg:y="21.755cm">
          <draw:text-box>
            <text:p>x1 = x0 – (l/2*sin(phi) + d/2*cos(phi))</text:p>
            <text:p><text:span text:style-name="T2">y1 = y0 – (l/2*cos(phi) - d/2*sin(phi))</text:span></text:p>
            <text:p><text:span text:style-name="T2">x2 = x0 – (l/2*sin(phi) - d/2*cos(phi))</text:span></text:p>
            <text:p><text:span text:style-name="T2">y2 = y0 – (l/2*cos(phi) + d/2*sin(phi))</text:span></text:p>
            <text:p><text:span text:style-name="T2">x3 = x0 + (l/2*sin(phi) + d/2*cos(phi))</text:span></text:p>
            <text:p><text:span text:style-name="T2">y3 = y0 + (l/2*cos(phi) – d/2*sin(phi))</text:span></text:p>
            <text:p><text:span text:style-name="T2">x4 = x0 + (l/2*sin(phi) - d/2*cos(phi))</text:span></text:p>
            <text:p><text:span text:style-name="T2">y4 = y0 + (l/2*cos(phi) + d/2*sin(phi))</text:span></text:p>
          </draw:text-box>
        </draw:frame>
        <draw:line draw:style-name="gr2" draw:text-style-name="P1" draw:layer="layout" svg:x1="5.445cm" svg:y1="14.971cm" svg:x2="13.065cm" svg:y2="6.715cm">
          <text:p/>
        </draw:line>
        <draw:line draw:style-name="gr1" draw:text-style-name="P1" draw:layer="layout" svg:x1="6.915cm" svg:y1="16.34cm" svg:x2="6.915cm" svg:y2="12.53cm">
          <text:p/>
        </draw:line>
        <draw:line draw:style-name="gr1" draw:text-style-name="P1" draw:layer="layout" svg:x1="7.015cm" svg:y1="12.43cm" svg:x2="10.19cm" svg:y2="12.43cm">
          <text:p/>
        </draw:line>
        <draw:frame draw:style-name="gr4" draw:text-style-name="P3" draw:layer="layout" svg:width="1.344cm" svg:height="0.962cm" svg:x="6.936cm" svg:y="14.335cm">
          <draw:text-box>
            <text:p><text:span text:style-name="T3">phi</text:span></text:p>
          </draw:text-box>
        </draw:frame>
        <draw:frame draw:style-name="gr4" draw:text-style-name="P3" draw:layer="layout" svg:width="1.556cm" svg:height="0.962cm" svg:x="8.613cm" svg:y="14.008cm">
          <draw:text-box>
            <text:p><text:span text:style-name="T3">Lup</text:span></text:p>
          </draw:text-box>
        </draw:frame>
        <draw:line draw:style-name="gr11" draw:text-style-name="P1" draw:layer="layout" svg:x1="2.405cm" svg:y1="20.685cm" svg:x2="4.945cm" svg:y2="18.145cm">
          <text:p/>
        </draw:line>
        <draw:frame draw:style-name="gr4" draw:text-style-name="P4" draw:layer="layout" svg:width="0.959cm" svg:height="0.962cm" svg:x="2.57cm" svg:y="18.58cm">
          <draw:text-box>
            <text:p><text:span text:style-name="T4">U</text:span></text:p>
          </draw:text-box>
        </draw:frame>
        <draw:line draw:style-name="gr1" draw:text-style-name="P1" draw:layer="layout" svg:x1="7.015cm" svg:y1="16.24cm" svg:x2="5.445cm" svg:y2="16.24cm">
          <text:p/>
        </draw:line>
        <draw:line draw:style-name="gr1" draw:text-style-name="P1" draw:layer="layout" svg:x1="5.445cm" svg:y1="16.24cm" svg:x2="5.445cm" svg:y2="14.97cm">
          <text:p/>
        </draw:line>
        <draw:frame draw:style-name="gr4" draw:text-style-name="P3" draw:layer="layout" svg:width="1.344cm" svg:height="0.962cm" svg:x="5.645cm" svg:y="15.605cm">
          <draw:text-box>
            <text:p><text:span text:style-name="T3">phi</text:span></text:p>
          </draw:text-box>
        </draw:frame>
        <draw:line draw:style-name="gr1" draw:text-style-name="P1" draw:layer="layout" svg:x1="10.325cm" svg:y1="12.43cm" svg:x2="14.335cm" svg:y2="7.985cm">
          <text:p/>
        </draw:line>
        <draw:frame draw:style-name="gr4" draw:text-style-name="P3" draw:layer="layout" svg:width="2.352cm" svg:height="0.962cm" svg:x="11.795cm" svg:y="10.525cm">
          <draw:text-box>
            <text:p><text:span text:style-name="T3">Ldown</text:span></text:p>
          </draw:text-box>
        </draw:frame>
      </draw:page>
      <draw:page draw:name="page2" draw:style-name="dp1" draw:master-page-name="Default">
        <draw:line draw:style-name="gr5" draw:text-style-name="P1" draw:layer="layout" svg:x1="4.175cm" svg:y1="7.35cm" svg:x2="4.175cm" svg:y2="20.05cm">
          <text:p/>
        </draw:line>
        <draw:line draw:style-name="gr5" draw:text-style-name="P1" draw:layer="layout" svg:x1="8.62cm" svg:y1="7.35cm" svg:x2="8.62cm" svg:y2="20.05cm">
          <text:p/>
        </draw:line>
        <draw:line draw:style-name="gr5" draw:text-style-name="P1" draw:layer="layout" svg:x1="8.62cm" svg:y1="7.35cm" svg:x2="4.175cm" svg:y2="7.35cm">
          <text:p/>
        </draw:line>
        <draw:line draw:style-name="gr5" draw:text-style-name="P1" draw:layer="layout" svg:x1="8.62cm" svg:y1="9.89cm" svg:x2="4.175cm" svg:y2="9.89cm">
          <text:p/>
        </draw:line>
        <draw:line draw:style-name="gr5" draw:text-style-name="P1" draw:layer="layout" svg:x1="8.62cm" svg:y1="12.43cm" svg:x2="4.175cm" svg:y2="12.43cm">
          <text:p/>
        </draw:line>
        <draw:line draw:style-name="gr5" draw:text-style-name="P1" draw:layer="layout" svg:x1="8.62cm" svg:y1="14.97cm" svg:x2="4.175cm" svg:y2="14.97cm">
          <text:p/>
        </draw:line>
        <draw:line draw:style-name="gr5" draw:text-style-name="P1" draw:layer="layout" svg:x1="8.62cm" svg:y1="17.51cm" svg:x2="4.175cm" svg:y2="17.51cm">
          <text:p/>
        </draw:line>
        <draw:line draw:style-name="gr12" draw:text-style-name="P1" draw:layer="layout" svg:x1="8.62cm" svg:y1="18.78cm" svg:x2="4.175cm" svg:y2="18.78cm">
          <text:p/>
        </draw:line>
        <draw:line draw:style-name="gr12" draw:text-style-name="P1" draw:layer="layout" svg:x1="8.62cm" svg:y1="19.415cm" svg:x2="4.175cm" svg:y2="19.415cm">
          <text:p/>
        </draw:line>
        <draw:custom-shape draw:style-name="gr13" draw:text-style-name="P1" draw:layer="layout" svg:width="4.445cm" svg:height="2.54cm" svg:x="4.175cm" svg:y="20.0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62cm" svg:y1="19.96cm" svg:x2="4.175cm" svg:y2="19.96cm">
          <text:p/>
        </draw:line>
        <draw:line draw:style-name="gr5" draw:text-style-name="P1" draw:layer="layout" svg:x1="8.62cm" svg:y1="19.875cm" svg:x2="4.175cm" svg:y2="19.875cm">
          <text:p/>
        </draw:line>
        <draw:line draw:style-name="gr5" draw:text-style-name="P1" draw:layer="layout" svg:x1="8.62cm" svg:y1="19.814cm" svg:x2="4.175cm" svg:y2="19.814cm">
          <text:p/>
        </draw:line>
        <draw:path draw:style-name="gr12" draw:text-style-name="P1" draw:layer="layout" svg:width="1.828cm" svg:height="2.142cm" draw:transform="skewX (-0.149051118120316) rotate (0.46774823953448) translate (7.37498474061509cm 18.220202305442cm)" svg:viewBox="0 0 1829 2143" svg:d="m1486 8c109-35 185 53 244 115 74 79 97 190 99 293 1 90-42 180-117 236-74 57-149 115-236 154-90 41-173 94-258 142-78 45-216 152-112 231 83 62 82 177-45 187-89 7-234 64-212 175 18 95-18 180-69 254-53 77-129 143-214 193-89 53-182 104-283 136l-128 19-92-7-63-7">
          <text:p/>
        </draw:path>
        <draw:frame draw:style-name="gr4" draw:text-style-name="P5" draw:layer="layout" svg:width="7.703cm" svg:height="1.361cm" svg:x="9.255cm" svg:y="18.042cm">
          <draw:text-box>
            <text:p text:style-name="P5"><text:span text:style-name="T5">Refinement next to ground patch</text:span></text:p>
            <text:p text:style-name="P5"><text:span text:style-name="T5">level_ref = 2</text:span></text:p>
          </draw:text-box>
        </draw:frame>
        <draw:line draw:style-name="gr14" draw:text-style-name="P1" draw:layer="layout" svg:x1="10.525cm" svg:y1="20.05cm" svg:x2="8.62cm" svg:y2="20.05cm">
          <text:p/>
        </draw:line>
        <draw:frame draw:style-name="gr4" draw:text-style-name="P6" draw:layer="layout" svg:width="3.859cm" svg:height="0.806cm" svg:x="10.525cm" svg:y="19.65cm">
          <draw:text-box>
            <text:p><text:span text:style-name="T6">Layers addition</text:span></text:p>
          </draw:text-box>
        </draw:frame>
        <draw:frame draw:style-name="gr4" draw:text-style-name="P6" draw:layer="layout" svg:width="6.035cm" svg:height="1.361cm" svg:x="11.475cm" svg:y="1.635cm">
          <draw:text-box>
            <text:p><text:span text:style-name="T6">Layers addition zoom in</text:span></text:p>
            <text:p><text:span text:style-name="T6">For relative layer sizing - </text:span></text:p>
          </draw:text-box>
        </draw:frame>
        <draw:line draw:style-name="gr5" draw:text-style-name="P1" draw:layer="layout" svg:x1="11.16cm" svg:y1="8.62cm" svg:x2="17.51cm" svg:y2="8.62cm">
          <text:p/>
        </draw:line>
        <draw:line draw:style-name="gr5" draw:text-style-name="P1" draw:layer="layout" svg:x1="11.16cm" svg:y1="8.62cm" svg:x2="11.16cm" svg:y2="13.7cm">
          <text:p/>
        </draw:line>
        <draw:line draw:style-name="gr5" draw:text-style-name="P1" draw:layer="layout" svg:x1="17.51cm" svg:y1="8.62cm" svg:x2="17.51cm" svg:y2="13.7cm">
          <text:p/>
        </draw:line>
        <draw:line draw:style-name="gr5" draw:text-style-name="P1" draw:layer="layout" svg:x1="11.159cm" svg:y1="10.219cm" svg:x2="17.509cm" svg:y2="10.219cm">
          <text:p/>
        </draw:line>
        <draw:line draw:style-name="gr5" draw:text-style-name="P1" draw:layer="layout" svg:x1="11.159cm" svg:y1="11.519cm" svg:x2="17.509cm" svg:y2="11.519cm">
          <text:p/>
        </draw:line>
        <draw:line draw:style-name="gr5" draw:text-style-name="P1" draw:layer="layout" svg:x1="11.159cm" svg:y1="12.619cm" svg:x2="17.509cm" svg:y2="12.619cm">
          <text:p/>
        </draw:line>
        <draw:line draw:style-name="gr5" draw:text-style-name="P1" draw:layer="layout" svg:x1="11.159cm" svg:y1="13.319cm" svg:x2="17.509cm" svg:y2="13.319cm">
          <text:p/>
        </draw:line>
        <draw:line draw:style-name="gr5" draw:text-style-name="P1" draw:layer="layout" svg:x1="11.159cm" svg:y1="13.719cm" svg:x2="17.509cm" svg:y2="13.719cm">
          <text:p/>
        </draw:line>
        <draw:line draw:style-name="gr15" draw:text-style-name="P1" draw:layer="layout" svg:x1="17.823cm" svg:y1="8.646cm" svg:x2="17.823cm" svg:y2="10.17cm">
          <text:p/>
        </draw:line>
        <draw:line draw:style-name="gr15" draw:text-style-name="P1" draw:layer="layout" svg:x1="17.845cm" svg:y1="13.317cm" svg:x2="17.845cm" svg:y2="13.698cm">
          <text:p/>
        </draw:line>
        <draw:frame draw:style-name="gr16" draw:layer="layout" svg:width="16.258cm" svg:height="6.741cm" svg:x="5.445cm" svg:y="1.87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an Einav-Levy</meta:initial-creator>
    <meta:creation-date>2012-04-05T10:00:53</meta:creation-date>
    <dc:date>2012-11-26T09:24:02</dc:date>
    <dc:creator>Hanan Einav Levy</dc:creator>
    <meta:editing-duration>PT23H29M27S</meta:editing-duration>
    <meta:editing-cycles>11</meta:editing-cycles>
    <meta:generator>LibreOffice/3.5$Linux_X86_64 LibreOffice_project/350m1$Build-2</meta:generator>
    <meta:document-statistic meta:object-count="6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r</mi>
              <mo stretchy="false">=</mo>
              <mn>1.2</mn>
            </mrow>
          </mrow>
        </mtd>
      </mtr>
      <mtr>
        <mtd>
          <mrow>
            <mrow>
              <msub>
                <mi>n</mi>
                <mrow>
                  <mi mathvariant="italic">layers</mi>
                </mrow>
              </msub>
              <mo stretchy="false">=</mo>
              <mn>4</mn>
            </mrow>
          </mrow>
        </mtd>
      </mtr>
      <mtr>
        <mtd>
          <mrow>
            <mrow>
              <msub>
                <mi>f</mi>
                <mrow>
                  <mrow>
                    <mi mathvariant="italic">layer</mi>
                    <mo stretchy="false">−</mo>
                    <mi mathvariant="italic">ratio</mi>
                  </mrow>
                </mrow>
              </msub>
              <mo stretchy="false">=</mo>
              <mn>0.25</mn>
            </mrow>
          </mrow>
        </mtd>
      </mtr>
      <mtr>
        <mtd>
          <mrow>
            <mrow>
              <msub>
                <mi>l</mi>
                <mrow>
                  <mrow>
                    <mi mathvariant="italic">last</mi>
                    <mo stretchy="false">−</mo>
                    <mi mathvariant="italic">layer</mi>
                  </mrow>
                </mrow>
              </msub>
              <mo stretchy="false">=</mo>
              <mrow>
                <msub>
                  <mi>f</mi>
                  <mrow>
                    <mrow>
                      <mi mathvariant="italic">layer</mi>
                      <mo stretchy="false">−</mo>
                      <mi mathvariant="italic">ratio</mi>
                    </mrow>
                  </mrow>
                </msub>
                <mo stretchy="false">⋅</mo>
                <mfenced open="(" close=")">
                  <mrow>
                    <mfrac>
                      <msub>
                        <mi>z</mi>
                        <mrow>
                          <mi mathvariant="italic">cells</mi>
                        </mrow>
                      </msub>
                      <msup>
                        <mn>2</mn>
                        <mrow>
                          <msub>
                            <mi mathvariant="italic">level</mi>
                            <mrow>
                              <mi mathvariant="italic">ref</mi>
                            </mrow>
                          </msub>
                        </mrow>
                      </msup>
                    </mfrac>
                  </mrow>
                </mfenced>
              </mrow>
            </mrow>
          </mrow>
        </mtd>
      </mtr>
      <mtr>
        <mtd>
          <mrow>
            <mrow>
              <msub>
                <mi>l</mi>
                <mrow>
                  <mrow>
                    <mi mathvariant="italic">first</mi>
                    <mo stretchy="false">−</mo>
                    <mi mathvariant="italic">layer</mi>
                  </mrow>
                </mrow>
              </msub>
              <mo stretchy="false">=</mo>
              <mfrac>
                <msub>
                  <mi>l</mi>
                  <mrow>
                    <mrow>
                      <mi mathvariant="italic">last</mi>
                      <mo stretchy="false">−</mo>
                      <mi mathvariant="italic">layer</mi>
                    </mrow>
                  </mrow>
                </msub>
                <mrow>
                  <msup>
                    <mi>r</mi>
                    <mrow>
                      <mo stretchy="false">(</mo>
                      <mrow>
                        <mrow>
                          <msub>
                            <mi>n</mi>
                            <mrow>
                              <mi mathvariant="italic">layers</mi>
                            </mrow>
                          </msub>
                          <mo stretchy="false">−</mo>
                          <mn>1</mn>
                        </mrow>
                      </mrow>
                      <mo stretchy="false">)</mo>
                    </mrow>
                  </msup>
                </mrow>
              </mfrac>
            </mrow>
          </mrow>
        </mtd>
      </mtr>
      <mtr>
        <mtd>
          <mrow/>
        </mtd>
      </mtr>
      <mtr>
        <mtd>
          <mrow>
            <mrow>
              <msub>
                <mi>n</mi>
                <mrow>
                  <mi mathvariant="italic">layers</mi>
                </mrow>
              </msub>
              <mo stretchy="false">=</mo>
              <mi>log</mi>
            </mrow>
            <mrow>
              <mrow>
                <mo stretchy="false">(</mo>
                <mrow>
                  <mrow>
                    <mrow>
                      <mrow>
                        <mrow>
                          <mi mathvariant="italic">fLayerRatio</mi>
                          <mo stretchy="false">/</mo>
                          <mi mathvariant="italic">firstLayerSize</mi>
                        </mrow>
                        <mo stretchy="false">∗</mo>
                        <msub>
                          <mi>z</mi>
                          <mrow>
                            <mi mathvariant="italic">cells</mi>
                          </mrow>
                        </msub>
                      </mrow>
                      <mo stretchy="false">/</mo>
                      <mn>2</mn>
                    </mrow>
                    <mo stretchy="false">∗</mo>
                    <mrow/>
                  </mrow>
                  <mi mathvariant="italic">levelRef</mi>
                </mrow>
                <mo stretchy="false">)</mo>
              </mrow>
              <mo stretchy="false">/</mo>
              <mi>log</mi>
            </mrow>
            <mrow>
              <mrow>
                <mo stretchy="false">(</mo>
                <mrow>
                  <mi>r</mi>
                </mrow>
                <mo stretchy="false">)</mo>
              </mrow>
              <mo stretchy="false">+</mo>
              <mn>1</mn>
            </mrow>
          </mrow>
        </mtd>
      </mtr>
    </mtable>
    <annotation encoding="StarMath 5.0">r = 1.2 newline
n_{layers} = 4 newline
f_{layer-ratio} = 0.25 newline
l_{last-layer} = f_{layer-ratio} cdot left ( z_{cells} over 2^{level_{ref}}right ) newline
l_{first-layer} = l_{last-layer} over {r^(n_{layers}-1)} newline
newline
n_{layers} = log(fLayerRatio/firstLayerSize*z_{cells}/2**levelRef) / log(r) + 1 </annotation>
  </semantics>
</math>
</file>